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8.36pt"/>
    </style:style>
    <style:style style:name="co3" style:family="table-column">
      <style:table-column-properties fo:break-before="auto" style:column-width="77.7pt"/>
    </style:style>
    <style:style style:name="co4" style:family="table-column">
      <style:table-column-properties fo:break-before="auto" style:column-width="74.04pt"/>
    </style:style>
    <style:style style:name="co5" style:family="table-column">
      <style:table-column-properties fo:break-before="auto" style:column-width="70.95pt"/>
    </style:style>
    <style:style style:name="co6" style:family="table-column">
      <style:table-column-properties fo:break-before="auto" style:column-width="76.14pt"/>
    </style:style>
    <style:style style:name="co7" style:family="table-column">
      <style:table-column-properties fo:break-before="auto" style:column-width="106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table table:name="l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Aset_ID</text:p>
          </table:table-cell>
          <table:table-cell table:style-name="ce1" office:value-type="string" calcext:value-type="string">
            <text:p>kodeSatker</text:p>
          </table:table-cell>
          <table:table-cell table:style-name="ce1" office:value-type="string" calcext:value-type="string">
            <text:p>NamaSatker</text:p>
          </table:table-cell>
          <table:table-cell table:style-name="ce1" office:value-type="string" calcext:value-type="string">
            <text:p>kodeKelompok</text:p>
          </table:table-cell>
          <table:table-cell table:style-name="ce1" office:value-type="string" calcext:value-type="string">
            <text:p>noRegister</text:p>
          </table:table-cell>
          <table:table-cell table:style-name="ce1" office:value-type="string" calcext:value-type="string">
            <text:p>tahun</text:p>
          </table:table-cell>
          <table:table-cell table:style-name="ce1" office:value-type="string" calcext:value-type="string">
            <text:p>NilaiPerolehan</text:p>
          </table:table-cell>
          <table:table-cell table:style-name="ce1" office:value-type="string" calcext:value-type="string">
            <text:p>MasaManfaat</text:p>
          </table:table-cell>
          <table:table-cell table:style-name="ce1" office:value-type="string" calcext:value-type="string">
            <text:p>UmurEkonomis</text:p>
          </table:table-cell>
          <table:table-cell table:style-name="ce1" office:value-type="string" calcext:value-type="string">
            <text:p>AkumulasiPenyusutan</text:p>
          </table:table-cell>
          <table:table-cell table:style-name="ce1" office:value-type="string" calcext:value-type="string">
            <text:p>NilaiBuku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02383" calcext:value-type="float">
            <text:p>202383</text:p>
          </table:table-cell>
          <table:table-cell table:style-name="ce1" office:value-type="string" calcext:value-type="string">
            <text:p>05.01.01.01</text:p>
          </table:table-cell>
          <table:table-cell table:style-name="ce1" office:value-type="string" calcext:value-type="string">
            <text:p>DINAS PEKERJAAN UMUM</text:p>
          </table:table-cell>
          <table:table-cell table:style-name="ce1" office:value-type="string" calcext:value-type="string">
            <text:p>04.13.01.03.0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482142740.8" calcext:value-type="float">
            <text:p>482142740.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5883940.8" calcext:value-type="float">
            <text:p>225883940.8</text:p>
          </table:table-cell>
          <table:table-cell table:style-name="ce1" office:value-type="float" office:value="256258800" calcext:value-type="float">
            <text:p>25625880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02412" calcext:value-type="float">
            <text:p>202412</text:p>
          </table:table-cell>
          <table:table-cell table:style-name="ce1" office:value-type="string" calcext:value-type="string">
            <text:p>05.01.01.01</text:p>
          </table:table-cell>
          <table:table-cell table:style-name="ce1" office:value-type="string" calcext:value-type="string">
            <text:p>DINAS PEKERJAAN UMUM</text:p>
          </table:table-cell>
          <table:table-cell table:style-name="ce1" office:value-type="string" calcext:value-type="string">
            <text:p>04.13.01.03.06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077462752.2" calcext:value-type="float">
            <text:p>1077462752.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67156952.2" calcext:value-type="float">
            <text:p>667156952.2</text:p>
          </table:table-cell>
          <table:table-cell table:style-name="ce1" office:value-type="float" office:value="410305800" calcext:value-type="float">
            <text:p>410305800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02445" calcext:value-type="float">
            <text:p>202445</text:p>
          </table:table-cell>
          <table:table-cell table:style-name="ce1" office:value-type="string" calcext:value-type="string">
            <text:p>05.01.01.01</text:p>
          </table:table-cell>
          <table:table-cell table:style-name="ce1" office:value-type="string" calcext:value-type="string">
            <text:p>DINAS PEKERJAAN UMUM</text:p>
          </table:table-cell>
          <table:table-cell table:style-name="ce1" office:value-type="string" calcext:value-type="string">
            <text:p>04.13.01.03.06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4622605462" calcext:value-type="float">
            <text:p>462260546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217615864" calcext:value-type="float">
            <text:p>3217615864</text:p>
          </table:table-cell>
          <table:table-cell table:style-name="ce1" office:value-type="float" office:value="1404989598" calcext:value-type="float">
            <text:p>1404989598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02863" calcext:value-type="float">
            <text:p>202863</text:p>
          </table:table-cell>
          <table:table-cell table:style-name="ce1" office:value-type="string" calcext:value-type="string">
            <text:p>05.01.01.01</text:p>
          </table:table-cell>
          <table:table-cell table:style-name="ce1" office:value-type="string" calcext:value-type="string">
            <text:p>DINAS PEKERJAAN UMUM</text:p>
          </table:table-cell>
          <table:table-cell table:style-name="ce1" office:value-type="string" calcext:value-type="string">
            <text:p>04.14.01.03.0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46290425" calcext:value-type="float">
            <text:p>204629042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00396547.68" calcext:value-type="float">
            <text:p>300396547.68</text:p>
          </table:table-cell>
          <table:table-cell table:style-name="ce1" office:value-type="float" office:value="1745893877.32" calcext:value-type="float">
            <text:p>1745893877.32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02881" calcext:value-type="float">
            <text:p>202881</text:p>
          </table:table-cell>
          <table:table-cell table:style-name="ce1" office:value-type="string" calcext:value-type="string">
            <text:p>05.01.01.01</text:p>
          </table:table-cell>
          <table:table-cell table:style-name="ce1" office:value-type="string" calcext:value-type="string">
            <text:p>DINAS PEKERJAAN UMUM</text:p>
          </table:table-cell>
          <table:table-cell table:style-name="ce1" office:value-type="string" calcext:value-type="string">
            <text:p>04.14.01.03.0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114596350" calcext:value-type="float">
            <text:p>111459635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1746606" calcext:value-type="float">
            <text:p>81746606</text:p>
          </table:table-cell>
          <table:table-cell table:style-name="ce1" office:value-type="float" office:value="1032849744" calcext:value-type="float">
            <text:p>1032849744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02907" calcext:value-type="float">
            <text:p>202907</text:p>
          </table:table-cell>
          <table:table-cell table:style-name="ce1" office:value-type="string" calcext:value-type="string">
            <text:p>05.01.01.01</text:p>
          </table:table-cell>
          <table:table-cell table:style-name="ce1" office:value-type="string" calcext:value-type="string">
            <text:p>DINAS PEKERJAAN UMUM</text:p>
          </table:table-cell>
          <table:table-cell table:style-name="ce1" office:value-type="string" calcext:value-type="string">
            <text:p>04.14.04.04.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15077000" calcext:value-type="float">
            <text:p>1015077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2690184" calcext:value-type="float">
            <text:p>302690184</text:p>
          </table:table-cell>
          <table:table-cell table:style-name="ce1" office:value-type="float" office:value="712386816" calcext:value-type="float">
            <text:p>712386816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02909" calcext:value-type="float">
            <text:p>202909</text:p>
          </table:table-cell>
          <table:table-cell table:style-name="ce1" office:value-type="string" calcext:value-type="string">
            <text:p>05.01.01.01</text:p>
          </table:table-cell>
          <table:table-cell table:style-name="ce1" office:value-type="string" calcext:value-type="string">
            <text:p>DINAS PEKERJAAN UMUM</text:p>
          </table:table-cell>
          <table:table-cell table:style-name="ce1" office:value-type="string" calcext:value-type="string">
            <text:p>04.14.04.04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306580200" calcext:value-type="float">
            <text:p>13065802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50175648" calcext:value-type="float">
            <text:p>550175648</text:p>
          </table:table-cell>
          <table:table-cell table:style-name="ce1" office:value-type="float" office:value="756404552" calcext:value-type="float">
            <text:p>756404552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855598" calcext:value-type="float">
            <text:p>1855598</text:p>
          </table:table-cell>
          <table:table-cell table:style-name="ce1" office:value-type="string" calcext:value-type="string">
            <text:p>05.01.01.01</text:p>
          </table:table-cell>
          <table:table-cell table:style-name="ce1" office:value-type="string" calcext:value-type="string">
            <text:p>DINAS PEKERJAAN UMUM</text:p>
          </table:table-cell>
          <table:table-cell table:style-name="ce1" office:value-type="string" calcext:value-type="string">
            <text:p>04.14.04.04.0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85651000" calcext:value-type="float">
            <text:p>185651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7857800" calcext:value-type="float">
            <text:p>47857800</text:p>
          </table:table-cell>
          <table:table-cell table:style-name="ce1" office:value-type="float" office:value="137793200" calcext:value-type="float">
            <text:p>137793200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03127" calcext:value-type="float">
            <text:p>203127</text:p>
          </table:table-cell>
          <table:table-cell table:style-name="ce1" office:value-type="string" calcext:value-type="string">
            <text:p>06.01.01.01</text:p>
          </table:table-cell>
          <table:table-cell table:style-name="ce1" office:value-type="string" calcext:value-type="string">
            <text:p>DINAS PERHUBUNGAN, PARIWISATA DAN KEBUDAYAAN</text:p>
          </table:table-cell>
          <table:table-cell table:style-name="ce1" office:value-type="string" calcext:value-type="string">
            <text:p>04.13.01.05.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24227477" calcext:value-type="float">
            <text:p>12422747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8584724" calcext:value-type="float">
            <text:p>48584724</text:p>
          </table:table-cell>
          <table:table-cell table:style-name="ce1" office:value-type="float" office:value="75642753" calcext:value-type="float">
            <text:p>75642753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3286" calcext:value-type="float">
            <text:p>203286</text:p>
          </table:table-cell>
          <table:table-cell table:style-name="ce1" office:value-type="string" calcext:value-type="string">
            <text:p>08.01.01.27</text:p>
          </table:table-cell>
          <table:table-cell table:style-name="ce1" office:value-type="string" calcext:value-type="string">
            <text:p>SDN Pasirsari 01</text:p>
          </table:table-cell>
          <table:table-cell table:style-name="ce1" office:value-type="string" calcext:value-type="string">
            <text:p>04.16.02.02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5000000" calcext:value-type="float">
            <text:p>250000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875000" calcext:value-type="float">
            <text:p>16875000</text:p>
          </table:table-cell>
          <table:table-cell table:style-name="ce1" office:value-type="float" office:value="8125000" calcext:value-type="float">
            <text:p>8125000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3298" calcext:value-type="float">
            <text:p>203298</text:p>
          </table:table-cell>
          <table:table-cell table:style-name="ce1" office:value-type="string" calcext:value-type="string">
            <text:p>08.01.01.36</text:p>
          </table:table-cell>
          <table:table-cell table:style-name="ce1" office:value-type="string" calcext:value-type="string">
            <text:p>SDN Keputran 04</text:p>
          </table:table-cell>
          <table:table-cell table:style-name="ce1" office:value-type="string" calcext:value-type="string">
            <text:p>04.16.02.02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5000" calcext:value-type="float">
            <text:p>165000</text:p>
          </table:table-cell>
          <table:table-cell table:style-name="ce1" office:value-type="float" office:value="35000" calcext:value-type="float">
            <text:p>35000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3324" calcext:value-type="float">
            <text:p>203324</text:p>
          </table:table-cell>
          <table:table-cell table:style-name="ce1" office:value-type="string" calcext:value-type="string">
            <text:p>08.01.01.44</text:p>
          </table:table-cell>
          <table:table-cell table:style-name="ce1" office:value-type="string" calcext:value-type="string">
            <text:p>SDN Landungsari 05</text:p>
          </table:table-cell>
          <table:table-cell table:style-name="ce1" office:value-type="string" calcext:value-type="string">
            <text:p>04.16.02.02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6000" calcext:value-type="float">
            <text:p>56000</text:p>
          </table:table-cell>
          <table:table-cell table:style-name="ce1" office:value-type="float" office:value="24000" calcext:value-type="float">
            <text:p>24000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3411" calcext:value-type="float">
            <text:p>203411</text:p>
          </table:table-cell>
          <table:table-cell table:style-name="ce1" office:value-type="string" calcext:value-type="string">
            <text:p>08.01.01.75</text:p>
          </table:table-cell>
          <table:table-cell table:style-name="ce1" office:value-type="string" calcext:value-type="string">
            <text:p>SDN Kandang Panjang 10</text:p>
          </table:table-cell>
          <table:table-cell table:style-name="ce1" office:value-type="string" calcext:value-type="string">
            <text:p>04.14.06.01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600000" calcext:value-type="float">
            <text:p>6000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05000" calcext:value-type="float">
            <text:p>405000</text:p>
          </table:table-cell>
          <table:table-cell table:style-name="ce1" office:value-type="float" office:value="195000" calcext:value-type="float">
            <text:p>195000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3417" calcext:value-type="float">
            <text:p>203417</text:p>
          </table:table-cell>
          <table:table-cell table:style-name="ce1" office:value-type="string" calcext:value-type="string">
            <text:p>08.01.01.77</text:p>
          </table:table-cell>
          <table:table-cell table:style-name="ce1" office:value-type="string" calcext:value-type="string">
            <text:p>SDN Dukuh 01</text:p>
          </table:table-cell>
          <table:table-cell table:style-name="ce1" office:value-type="string" calcext:value-type="string">
            <text:p>04.16.01.04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66661.3333" calcext:value-type="float">
            <text:p>566661.3333</text:p>
          </table:table-cell>
          <table:table-cell table:style-name="ce1" office:value-type="float" office:value="433338.6667" calcext:value-type="float">
            <text:p>433338.6667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3431" calcext:value-type="float">
            <text:p>203431</text:p>
          </table:table-cell>
          <table:table-cell table:style-name="ce1" office:value-type="string" calcext:value-type="string">
            <text:p>08.01.01.82</text:p>
          </table:table-cell>
          <table:table-cell table:style-name="ce1" office:value-type="string" calcext:value-type="string">
            <text:p>SDN Krapyak Lor 05</text:p>
          </table:table-cell>
          <table:table-cell table:style-name="ce1" office:value-type="string" calcext:value-type="string">
            <text:p>04.16.02.02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75000" calcext:value-type="float">
            <text:p>475000</text:p>
          </table:table-cell>
          <table:table-cell table:style-name="ce1" office:value-type="float" office:value="525000" calcext:value-type="float">
            <text:p>525000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3474" calcext:value-type="float">
            <text:p>203474</text:p>
          </table:table-cell>
          <table:table-cell table:style-name="ce1" office:value-type="string" calcext:value-type="string">
            <text:p>08.01.01.100</text:p>
          </table:table-cell>
          <table:table-cell table:style-name="ce1" office:value-type="string" calcext:value-type="string">
            <text:p>SDN Kuripan Lor 02</text:p>
          </table:table-cell>
          <table:table-cell table:style-name="ce1" office:value-type="string" calcext:value-type="string">
            <text:p>04.16.02.02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50000" calcext:value-type="float">
            <text:p>2500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8750" calcext:value-type="float">
            <text:p>168750</text:p>
          </table:table-cell>
          <table:table-cell table:style-name="ce1" office:value-type="float" office:value="81250" calcext:value-type="float">
            <text:p>81250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3476" calcext:value-type="float">
            <text:p>203476</text:p>
          </table:table-cell>
          <table:table-cell table:style-name="ce1" office:value-type="string" calcext:value-type="string">
            <text:p>08.01.01.101</text:p>
          </table:table-cell>
          <table:table-cell table:style-name="ce1" office:value-type="string" calcext:value-type="string">
            <text:p>SDN Yosorejo 01</text:p>
          </table:table-cell>
          <table:table-cell table:style-name="ce1" office:value-type="string" calcext:value-type="string">
            <text:p>04.16.02.02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250000" calcext:value-type="float">
            <text:p>2500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5000" calcext:value-type="float">
            <text:p>175000</text:p>
          </table:table-cell>
          <table:table-cell table:style-name="ce1" office:value-type="float" office:value="75000" calcext:value-type="float">
            <text:p>75000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3500" calcext:value-type="float">
            <text:p>203500</text:p>
          </table:table-cell>
          <table:table-cell table:style-name="ce1" office:value-type="string" calcext:value-type="string">
            <text:p>08.01.02.01</text:p>
          </table:table-cell>
          <table:table-cell table:style-name="ce1" office:value-type="string" calcext:value-type="string">
            <text:p>SMPN 01</text:p>
          </table:table-cell>
          <table:table-cell table:style-name="ce1" office:value-type="string" calcext:value-type="string">
            <text:p>04.16.02.02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00000" calcext:value-type="float">
            <text:p>800000</text:p>
          </table:table-cell>
          <table:table-cell table:style-name="ce1" office:value-type="float" office:value="200000" calcext:value-type="float">
            <text:p>200000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3511" calcext:value-type="float">
            <text:p>203511</text:p>
          </table:table-cell>
          <table:table-cell table:style-name="ce1" office:value-type="string" calcext:value-type="string">
            <text:p>08.01.07.01</text:p>
          </table:table-cell>
          <table:table-cell table:style-name="ce1" office:value-type="string" calcext:value-type="string">
            <text:p>SMPN 06</text:p>
          </table:table-cell>
          <table:table-cell table:style-name="ce1" office:value-type="string" calcext:value-type="string">
            <text:p>04.16.02.02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5000000" calcext:value-type="float">
            <text:p>50000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500000" calcext:value-type="float">
            <text:p>1500000</text:p>
          </table:table-cell>
          <table:table-cell table:style-name="ce1" office:value-type="float" office:value="3500000" calcext:value-type="float">
            <text:p>350000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721858" calcext:value-type="float">
            <text:p>721858</text:p>
          </table:table-cell>
          <table:table-cell table:style-name="ce1" office:value-type="string" calcext:value-type="string">
            <text:p>10.01.01.01</text:p>
          </table:table-cell>
          <table:table-cell table:style-name="ce1" office:value-type="string" calcext:value-type="string">
            <text:p>DINAS SOSIAL, TENAGA KERJA DAN TRANSMIGRASI</text:p>
          </table:table-cell>
          <table:table-cell table:style-name="ce1" office:value-type="string" calcext:value-type="string">
            <text:p>04.13.01.05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07540000" calcext:value-type="float">
            <text:p>30754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8780000" calcext:value-type="float">
            <text:p>78780000</text:p>
          </table:table-cell>
          <table:table-cell table:style-name="ce1" office:value-type="float" office:value="228760000" calcext:value-type="float">
            <text:p>228760000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721865" calcext:value-type="float">
            <text:p>721865</text:p>
          </table:table-cell>
          <table:table-cell table:style-name="ce1" office:value-type="string" calcext:value-type="string">
            <text:p>10.01.01.01</text:p>
          </table:table-cell>
          <table:table-cell table:style-name="ce1" office:value-type="string" calcext:value-type="string">
            <text:p>DINAS SOSIAL, TENAGA KERJA DAN TRANSMIGRASI</text:p>
          </table:table-cell>
          <table:table-cell table:style-name="ce1" office:value-type="string" calcext:value-type="string">
            <text:p>04.16.02.02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7210880" calcext:value-type="float">
            <text:p>5721088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18258" calcext:value-type="float">
            <text:p>3818258</text:p>
          </table:table-cell>
          <table:table-cell table:style-name="ce1" office:value-type="float" office:value="53392622" calcext:value-type="float">
            <text:p>53392622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3679" calcext:value-type="float">
            <text:p>203679</text:p>
          </table:table-cell>
          <table:table-cell table:style-name="ce1" office:value-type="string" calcext:value-type="string">
            <text:p>16.01.01.01</text:p>
          </table:table-cell>
          <table:table-cell table:style-name="ce1" office:value-type="string" calcext:value-type="string">
            <text:p>BADAN LINGKUNGAN HIDUP</text:p>
          </table:table-cell>
          <table:table-cell table:style-name="ce1" office:value-type="string" calcext:value-type="string">
            <text:p>04.14.07.01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440460000" calcext:value-type="float">
            <text:p>4404600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1432560" calcext:value-type="float">
            <text:p>31432560</text:p>
          </table:table-cell>
          <table:table-cell table:style-name="ce1" office:value-type="float" office:value="409027440" calcext:value-type="float">
            <text:p>409027440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3686" calcext:value-type="float">
            <text:p>203686</text:p>
          </table:table-cell>
          <table:table-cell table:style-name="ce1" office:value-type="string" calcext:value-type="string">
            <text:p>16.01.01.01</text:p>
          </table:table-cell>
          <table:table-cell table:style-name="ce1" office:value-type="string" calcext:value-type="string">
            <text:p>BADAN LINGKUNGAN HIDUP</text:p>
          </table:table-cell>
          <table:table-cell table:style-name="ce1" office:value-type="string" calcext:value-type="string">
            <text:p>04.15.02.01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27706002" calcext:value-type="float">
            <text:p>22770600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196890" calcext:value-type="float">
            <text:p>25196890</text:p>
          </table:table-cell>
          <table:table-cell table:style-name="ce1" office:value-type="float" office:value="202509112" calcext:value-type="float">
            <text:p>202509112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719504" calcext:value-type="float">
            <text:p>719504</text:p>
          </table:table-cell>
          <table:table-cell table:style-name="ce1" office:value-type="string" calcext:value-type="string">
            <text:p>16.01.01.01</text:p>
          </table:table-cell>
          <table:table-cell table:style-name="ce1" office:value-type="string" calcext:value-type="string">
            <text:p>BADAN LINGKUNGAN HIDUP</text:p>
          </table:table-cell>
          <table:table-cell table:style-name="ce1" office:value-type="string" calcext:value-type="string">
            <text:p>04.13.01.05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30970332" calcext:value-type="float">
            <text:p>3097033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292013" calcext:value-type="float">
            <text:p>8292013</text:p>
          </table:table-cell>
          <table:table-cell table:style-name="ce1" office:value-type="float" office:value="22678319" calcext:value-type="float">
            <text:p>22678319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721870" calcext:value-type="float">
            <text:p>721870</text:p>
          </table:table-cell>
          <table:table-cell table:style-name="ce1" office:value-type="string" calcext:value-type="string">
            <text:p>16.01.01.01</text:p>
          </table:table-cell>
          <table:table-cell table:style-name="ce1" office:value-type="string" calcext:value-type="string">
            <text:p>BADAN LINGKUNGAN HIDUP</text:p>
          </table:table-cell>
          <table:table-cell table:style-name="ce1" office:value-type="string" calcext:value-type="string">
            <text:p>04.14.08.02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00974089" calcext:value-type="float">
            <text:p>50097408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9165532" calcext:value-type="float">
            <text:p>29165532</text:p>
          </table:table-cell>
          <table:table-cell table:style-name="ce1" office:value-type="float" office:value="471808557" calcext:value-type="float">
            <text:p>471808557</text:p>
          </table:table-cell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2pt" fo:margin-bottom="72pt" fo:margin-left="90pt" fo:margin-right="90pt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Linux_X86_64 LibreOffice_project/20m0$Build-1</meta:generator>
    <meta:initial-creator>phpMyAdmin 4.4.15</meta:initial-creator>
    <meta:creation-date>2017-04-17T17:36:17</meta:creation-date>
    <dc:date>2017-04-18T00:38:43.649017595</dc:date>
    <meta:editing-duration>PT53S</meta:editing-duration>
    <meta:editing-cycles>2</meta:editing-cycles>
    <meta:document-statistic meta:table-count="1" meta:cell-count="312" meta:object-count="0"/>
  </office:meta>
</office:document-meta>
</file>